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anchanan" svg:font-family="Panchanan" style:font-adornments="Regular" style:font-pitch="variable"/>
  </office:font-face-decls>
  <office:automatic-styles>
    <style:style style:name="P1" style:family="paragraph" style:parent-style-name="Standard">
      <style:text-properties fo:font-size="20pt" officeooo:rsid="001870b3" officeooo:paragraph-rsid="001870b3" style:font-size-asian="16.6499996185303pt" style:font-name-complex="Panchanan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বোধপ্রকাশংশব্দশাস্ত্রং</text:p>
      <text:p text:style-name="P1">ফিরিঙ্গিনামুপকারার্থং</text:p>
      <text:p text:style-name="P1">ক্রিয়ন্তে হালেদঙ্গ্রেজ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anchanan" svg:font-family="Panchanan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2pt" style:language-asian="ko" style:country-asian="KR" style:font-name-complex="Lucida Sans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" style:family="paragraph" style:parent-style-name="Text_20_body" style:class="list"/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41:06.353875681</meta:creation-date>
    <dc:title>Simple</dc:title>
    <meta:generator>LibreOffice/24.8.4.2$Linux_X86_64 LibreOffice_project/480$Build-2</meta:generator>
    <meta:editing-duration>PT2M16S</meta:editing-duration>
    <meta:editing-cycles>2</meta:editing-cycles>
    <meta:print-date>2025-01-28T21:46:17.742173855</meta:print-date>
    <meta:printed-by>PDF files</meta:printed-by>
    <dc:date>2025-01-28T21:48:34.273918715</dc:date>
    <meta:document-statistic meta:table-count="0" meta:image-count="0" meta:object-count="0" meta:page-count="1" meta:paragraph-count="3" meta:word-count="4" meta:character-count="27" meta:non-whitespace-character-count="26"/>
    <meta:template xlink:type="simple" xlink:actuate="onRequest" xlink:title="Simple" xlink:href="../../../../../../usr/lib/libreoffice/share/template/common/styles/Simple.ott" meta:date="2025-01-28T21:41:05.940179851"/>
  </office:meta>
</office:document-meta>
</file>